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in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2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2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2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12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Febrero 2026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785434" calcext:value-type="float">
            <text:p>$ 785.43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548100" calcext:value-type="float">
            <text:p>$ 548.1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899549" calcext:value-type="float">
            <text:p>$ 899.549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170470" calcext:value-type="float">
            <text:p>$ 170.47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206086" calcext:value-type="float">
            <text:p>$ 206.086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1422960" calcext:value-type="float">
            <text:p>$ 1.422.960,00</text:p>
          </table:table-cell>
          <table:table-cell table:style-name="ce26" office:value-type="string" calcext:value-type="string">
            <text:p>Farmacia</text:p>
          </table:table-cell>
          <table:table-cell table:style-name="ce16" office:value-type="float" office:value="120000" calcext:value-type="float">
            <text:p>$ 12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928700" calcext:value-type="float">
            <text:p>$ 928.700,00</text:p>
          </table:table-cell>
          <table:table-cell table:style-name="ce26" office:value-type="string" calcext:value-type="string">
            <text:p>Neumaticos</text:p>
          </table:table-cell>
          <table:table-cell table:style-name="ce16" office:value-type="float" office:value="269657" calcext:value-type="float">
            <text:p>$ 269.65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1932720" calcext:value-type="float">
            <text:p>$ 1.932.720,00</text:p>
          </table:table-cell>
          <table:table-cell table:style-name="ce26" office:value-type="string" calcext:value-type="string">
            <text:p>Jardines</text:p>
          </table:table-cell>
          <table:table-cell table:style-name="ce16" office:value-type="float" office:value="700000" calcext:value-type="float">
            <text:p>$ 7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129320" calcext:value-type="float">
            <text:p>$ 129.320,00</text:p>
          </table:table-cell>
          <table:table-cell table:style-name="ce26" office:value-type="string" calcext:value-type="string">
            <text:p>Service fotocopiadora</text:p>
          </table:table-cell>
          <table:table-cell table:style-name="ce16" office:value-type="float" office:value="65000" calcext:value-type="float">
            <text:p>$ 6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 office:value-type="float" office:value="259100" calcext:value-type="float">
            <text:p>$ 259.100,00</text:p>
          </table:table-cell>
          <table:table-cell table:style-name="ce26" office:value-type="string" calcext:value-type="string">
            <text:p>Elementos Limpieza</text:p>
          </table:table-cell>
          <table:table-cell table:style-name="ce16" office:value-type="float" office:value="147681" calcext:value-type="float">
            <text:p>$ 147.68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5391370" calcext:value-type="float">
            <text:p>$ 5.391.37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228000" calcext:value-type="float">
            <text:p>$ 228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Liturgia cotidiana</text:p>
          </table:table-cell>
          <table:table-cell table:style-name="ce16" office:value-type="float" office:value="18300" calcext:value-type="float">
            <text:p>$ 18.3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Corte cercos</text:p>
          </table:table-cell>
          <table:table-cell table:style-name="ce16" office:value-type="float" office:value="250000" calcext:value-type="float">
            <text:p>$ 25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Poda arboles Teresa de Calcuta</text:p>
          </table:table-cell>
          <table:table-cell table:style-name="ce16" office:value-type="float" office:value="150000" calcext:value-type="float">
            <text:p>$ 15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Mueble capilla NS del Cerro</text:p>
          </table:table-cell>
          <table:table-cell table:style-name="ce16" office:value-type="float" office:value="1200000" calcext:value-type="float">
            <text:p>$ 1.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Colecta Seguro Diocesana</text:p>
          </table:table-cell>
          <table:table-cell table:style-name="ce16" office:value-type="float" office:value="807940" calcext:value-type="float">
            <text:p>$ 807.94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300000" calcext:value-type="float">
            <text:p>$ 3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ueldo Irene</text:p>
          </table:table-cell>
          <table:table-cell table:style-name="ce16" office:value-type="float" office:value="397727" calcext:value-type="float">
            <text:p>$ 397.72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acerdotes</text:p>
          </table:table-cell>
          <table:table-cell table:style-name="ce16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425000" calcext:value-type="float">
            <text:p>$ 1.425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539137" calcext:value-type="float">
            <text:p>$ 539.13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5]" office:value-type="float" office:value="6816370" calcext:value-type="float">
            <text:p>$ 6.816.37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5])" office:value-type="float" office:value="7284511" calcext:value-type="float">
            <text:p>$ 7.284.511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table:number-columns-repeated="2"/>
          <table:table-cell table:style-name="ce39" office:value-type="string" calcext:value-type="string">
            <text:p>Déficit</text:p>
          </table:table-cell>
          <table:table-cell table:style-name="ce36" table:formula="of:=[.C27]-[.E27]" office:value-type="float" office:value="-468141" calcext:value-type="float">
            <text:p>-$ 468.14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1"/>
          <table:table-cell table:style-name="ce33"/>
          <table:table-cell table:style-name="ce21" office:value-type="string" calcext:value-type="string">
            <text:p>Proyecto Higiene bucal</text:p>
          </table:table-cell>
          <table:table-cell table:style-name="ce33" office:value-type="float" office:value="215965" calcext:value-type="float">
            <text:p>$ 215.965,00</text:p>
          </table:table-cell>
          <table:table-cell table:style-name="ce20"/>
          <table:table-cell table:number-columns-repeated="1018"/>
        </table:table-row>
        <table:table-row table:style-name="ro5">
          <table:table-cell/>
          <table:table-cell table:style-name="ce21"/>
          <table:table-cell table:style-name="ce33"/>
          <table:table-cell table:style-name="ce21" office:value-type="string" calcext:value-type="string">
            <text:p>Proyecto Mochilas año lectivo 2026</text:p>
          </table:table-cell>
          <table:table-cell table:style-name="ce33" office:value-type="float" office:value="2374322" calcext:value-type="float">
            <text:p>$ 2.374.322,00</text:p>
          </table:table-cell>
          <table:table-cell table:style-name="ce20"/>
          <table:table-cell table:number-columns-repeated="1018"/>
        </table:table-row>
        <table:table-row table:style-name="ro5">
          <table:table-cell/>
          <table:table-cell table:style-name="ce22"/>
          <table:table-cell table:style-name="ce14"/>
          <table:table-cell table:style-name="ce22"/>
          <table:table-cell table:style-name="ce22" office:value-type="string" calcext:value-type="string">
            <text:p>Donaciones específicas</text:p>
          </table:table-cell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/>
          <table:table-cell table:style-name="ce14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/>
          <table:table-cell table:style-name="ce31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34"/>
          <table:table-cell table:style-name="ce41"/>
          <table:table-cell table:style-name="ce20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0"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28P0" style:volatile="true">
      <number:text>$ 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8P0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5">
      <number:day/>
      <number:text>-</number:text>
      <number:month number:textual="true"/>
      <number:text>-</number:text>
      <number:year/>
    </number:dat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0">
      <number:day/>
      <number:text>-</number:text>
      <number:month number:textual="true"/>
    </number:date-style>
    <number:currency-style style:name="N11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9P2" style:volatile="true">
      <number:currency-symbol/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time-style style:name="N114">
      <number:hours/>
      <number:text>:</number:text>
      <number:minutes number:style="long"/>
      <number:text> </number:text>
      <number:am-pm/>
    </number:time-style>
    <number:currency-style style:name="N11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3P0"/>
    </number:currency-style>
    <number:date-style style:name="N141">
      <number:month number:textual="true"/>
      <number:text>-</number:text>
      <number:year/>
    </number:date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hours/>
      <number:text>:</number:text>
      <number:minutes number:style="long"/>
      <number:text>:</number:text>
      <number:seconds number:style="long"/>
    </number:time-style>
    <number:time-style style:name="N138">
      <number:hours/>
      <number:text>:</number:text>
      <number:minutes number:style="long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currency-style style:name="N10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6-03-07T18:37:14.710625756</dc:date>
    <meta:editing-cycles>132</meta:editing-cycles>
    <meta:editing-duration>PT16H53M51S</meta:editing-duration>
    <meta:generator>LibreOffice/7.3.7.2$Linux_X86_64 LibreOffice_project/30$Build-2</meta:generator>
    <meta:print-date>2026-03-07T18:36:58.621759770</meta:print-date>
    <meta:document-statistic meta:table-count="1" meta:cell-count="71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